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yuthi" svg:font-family="Dyuthi" style:font-pitch="variable"/>
    <style:font-face style:name="FreeSans" svg:font-family="FreeSans" style:font-family-generic="swiss" style:font-pitch="variable"/>
    <style:font-face style:name="Kalimati" svg:font-family="Kalimat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jari" svg:font-family="Manjari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71cm" draw:marker-start-width="1.27cm" draw:marker-end-width="1.27cm" draw:stroke-linejoin="round" svg:stroke-linecap="round" draw:fill="none" draw:fill-color="#ffffff" draw:textarea-horizontal-align="justify" draw:textarea-vertical-align="middle" draw:auto-grow-height="false" fo:min-height="0cm" fo:min-width="0.33cm" fo:padding-top="0.48cm" fo:padding-bottom="0.48cm" fo:padding-left="0.605cm" fo:padding-right="0.605cm"/>
    </style:style>
    <style:style style:name="gr2" style:family="graphic" style:parent-style-name="standard">
      <style:graphic-properties svg:stroke-width="0.71cm" svg:stroke-color="#729fcf" draw:marker-start-width="1.27cm" draw:marker-end-width="1.27cm" draw:stroke-linejoin="round" svg:stroke-linecap="round" draw:fill="none" draw:fill-color="#ffffff" draw:textarea-horizontal-align="justify" draw:textarea-vertical-align="middle" draw:auto-grow-height="false" fo:min-height="0cm" fo:min-width="0.33cm" fo:padding-top="0.48cm" fo:padding-bottom="0.48cm" fo:padding-left="0.605cm" fo:padding-right="0.6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1cm" fo:min-width="6.166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text-properties fo:color="#05284e" loext:opacity="100%" style:font-name="Nimbus Sans" fo:font-size="54pt" fo:font-weight="bold"/>
    </style:style>
    <style:style style:name="P3" style:family="paragraph">
      <loext:graphic-properties draw:fill="none" draw:fill-color="#ffffff"/>
      <style:text-properties fo:color="#05284e" loext:opacity="100%" style:font-name="Nimbus Sans" fo:font-size="5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8cm" svg:height="2.52cm" draw:transform="rotate (1.5707963267949) translate (4.48cm 8.83cm)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08cm" svg:height="2.52cm" draw:transform="rotate (-1.5707963267949) translate (6.02cm 5.75cm)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20.75cm" svg:height="4.061cm" svg:x="8.25cm" svg:y="6.5cm">
          <draw:text-box>
            <text:p text:style-name="P2">DevSecOps Solution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yuthi" svg:font-family="Dyuthi" style:font-pitch="variable"/>
    <style:font-face style:name="FreeSans" svg:font-family="FreeSans" style:font-family-generic="swiss" style:font-pitch="variable"/>
    <style:font-face style:name="Kalimati" svg:font-family="Kalimat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jari" svg:font-family="Manjari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5T21:17:38.968922045</meta:creation-date>
    <dc:date>2023-12-25T23:11:31.468189501</dc:date>
    <meta:editing-duration>PT1H12M20S</meta:editing-duration>
    <meta:editing-cycles>1</meta:editing-cycles>
    <meta:document-statistic meta:object-count="3"/>
    <meta:generator>LibreOffice/7.3.7.2$Linux_X86_64 LibreOffice_project/30$Build-2</meta:generator>
  </office:meta>
</office:document-meta>
</file>